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2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bg" fo:country="BG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gorithm Complexity</text:p>
      <text:p text:style-name="P3"><text:span text:style-name="T1">Best, Average and Worst Case</text:span></text:p>
      <text:p text:style-name="P3"><text:span text:style-name="T1">Asymptotic Notation – O(g)</text:span></text:p>
      <text:p text:style-name="P3"><text:tab/><text:span text:style-name="T1">Constant O(1) n=1000 -&gt; 1-2 ops.</text:span></text:p>
      <text:p text:style-name="P3"><text:span text:style-name="T1"><text:tab/>Logarithmic O(log n) n=1000 -&gt; 10 ops</text:span></text:p>
      <text:p text:style-name="P3"><text:span text:style-name="T1"><text:tab/>Linear O(n) n=1000 -&gt; 1000 ops.</text:span></text:p>
      <text:p text:style-name="P3"><text:span text:style-name="T1"><text:tab/>Linearithmic O(n*log n) n=1000 -&gt; 10 000</text:span></text:p>
      <text:p text:style-name="P3"><text:span text:style-name="T1"><text:tab/>quadratic O(n2) n=1000 -&gt; 1 000 000 ops</text:span></text:p>
      <text:p text:style-name="P3"><text:span text:style-name="T1"><text:tab/>cubic O(n3) – n=1000 -&gt; 1 000 000 000 ops</text:span></text:p>
      <text:p text:style-name="P3"><text:span text:style-name="T1"><text:tab/>exponencial O(n^n) – n=10 -&gt; 10 000 000 000 ops.</text:span><text:tab/><text:tab/></text:p>
      <text:p text:style-name="P3"/>
      <text:p text:style-name="P3">Linear Data Stuctures</text:p>
      <text:p text:style-name="P1">Abstract Data Types (ADT) </text:p>
      <text:p text:style-name="P1">example: variable sized, ordered sequence of elements that supports Add, Get, Set, Remove<text:tab/></text:p>
      <text:p text:style-name="P1"/>
      <text:p text:style-name="P3">Arrays Data Structure</text:p>
      <text:list xml:id="list4110512777598024824" text:style-name="L2">
        <text:list-item>
          <text:p text:style-name="P2">Ordered</text:p>
        </text:list-item>
        <text:list-item>
          <text:p text:style-name="P2">Very lightweight</text:p>
        </text:list-item>
        <text:list-item>
          <text:p text:style-name="P2">Has a fixed value</text:p>
        </text:list-item>
        <text:list-item>
          <text:p text:style-name="P2">Usually built into the language</text:p>
        </text:list-item>
        <text:list-item>
          <text:p text:style-name="P2">Many collections are implemented by using arrays</text:p>
        </text:list-item>
        <text:list-item>
          <text:p text:style-name="P2">Uses single block of memory</text:p>
        </text:list-item>
        <text:list-item>
          <text:p text:style-name="P2">Uses total of array pointer + (N * element/pointer size)</text:p>
        </text:list-item>
        <text:list-item>
          <text:p text:style-name="P2">Copying arrays has linear complexity</text:p>
        </text:list-item>
      </text:list>
      <text:p text:style-name="P1">int [] array = {2, 4,1, 3, 5};</text:p>
      <text:p text:style-name="P1"/>
      <text:p text:style-name="P3">Dyncamic Array (Lists)</text:p>
      <text:p text:style-name="P1">Has a <text:span text:style-name="T2">variable size, </text:span><text:span text:style-name="T4">has “amortized” complexit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3M56S</meta:editing-duration>
    <meta:editing-cycles>28</meta:editing-cycles>
    <meta:generator>OpenOffice/4.1.5$Win32 OpenOffice.org_project/415m1$Build-9789</meta:generator>
    <dc:date>2018-08-13T21:54:01.64</dc:date>
    <meta:document-statistic meta:table-count="0" meta:image-count="0" meta:object-count="0" meta:page-count="1" meta:paragraph-count="25" meta:word-count="153" meta:character-count="854"/>
    <meta:user-defined meta:name="Info 1"/>
    <meta:user-defined meta:name="Info 2"/>
    <meta:user-defined meta:name="Info 3"/>
    <meta:user-defined meta:name="Info 4"/>
  </office:meta>
</office:document-meta>
</file>